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575in"/>
        </style:tab-stops>
      </style:paragraph-properties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fiches de persos Meute irlande:</text:p>
      <text:p text:style-name="Standard">red head redemption:</text:p>
      <text:p text:style-name="Standard">intelligence : 2</text:p>
      <text:p text:style-name="Standard">astuce: 3</text:p>
      <text:p text:style-name="Standard">résolution : 3</text:p>
      <text:p text:style-name="Standard">force 3</text:p>
      <text:p text:style-name="Standard">Dexterité: 4</text:p>
      <text:p text:style-name="Standard">vigueur 1</text:p>
      <text:p text:style-name="Standard">presence 1</text:p>
      <text:p text:style-name="Standard">manipulation 2</text:p>
      <text:p text:style-name="P2">calme 3</text:p>
      <text:p text:style-name="Standard">investigation 2</text:p>
      <text:p text:style-name="Standard">medecine 2</text:p>
      <text:p text:style-name="Standard">Armes blanche 2 (couteau, arme improvisé)</text:p>
      <text:p text:style-name="Standard">Sport 1</text:p>
      <text:p text:style-name="Standard">Bagarrre 2</text:p>
      <text:p text:style-name="Standard">discretion 3</text:p>
      <text:p text:style-name="Standard">larcin 1</text:p>
      <text:p text:style-name="Standard">Survie 2</text:p>
      <text:p text:style-name="Standard">Animaux 1</text:p>
      <text:p text:style-name="Standard">intimidation 2</text:p>
      <text:p text:style-name="Standard">Persuasion 2</text:p>
      <text:p text:style-name="Standard">entregent 1</text:p>
      <text:p text:style-name="P2">subterfuge 1</text:p>
      <text:p text:style-name="Standard">Dos musclé 1</text:p>
      <text:p text:style-name="Standard">esquive (arme blanches)</text:p>
      <text:p text:style-name="Standard">reflexe rapide</text:p>
      <text:p text:style-name="Standard">tir rapide (couteau) </text:p>
      <text:p text:style-name="Standard">sens de l'orientation</text:p>
      <text:p text:style-name="P2">sprinteur</text:p>
      <text:p text:style-name="Standard">renommé</text:p>
      <text:p text:style-name="Standard">pureté 1</text:p>
      <text:p text:style-name="P2">ruse 2</text:p>
      <text:p text:style-name="Standard"/>
      <text:p text:style-name="P3">Les fiches de persos Meute irlande:</text:p>
      <text:p text:style-name="Standard">Sven:</text:p>
      <text:p text:style-name="Standard">intelligence : 2</text:p>
      <text:p text:style-name="Standard">astuce: 3</text:p>
      <text:p text:style-name="Standard">résolution : 3</text:p>
      <text:p text:style-name="Standard">force 2</text:p>
      <text:p text:style-name="Standard">Dexterité: 2</text:p>
      <text:p text:style-name="Standard">vigueur 3</text:p>
      <text:p text:style-name="Standard">presence 2</text:p>
      <text:p text:style-name="Standard">manipulation 2</text:p>
      <text:p text:style-name="P2">calme: 3</text:p>
      <text:p text:style-name="Standard">artisanat 1</text:p>
      <text:p text:style-name="Standard">Erudition 3</text:p>
      <text:p text:style-name="Standard">informatique 1</text:p>
      <text:p text:style-name="Standard">medecine 1</text:p>
      <text:p text:style-name="Standard">occultisme 3 (superstition)</text:p>
      <text:p text:style-name="Standard"/>
      <text:p text:style-name="Standard">Armes blanche 1</text:p>
      <text:p text:style-name="Standard">Conduite 1 (moto)</text:p>
      <text:p text:style-name="Standard">larcin 2</text:p>
      <text:p text:style-name="Standard"/>
      <text:p text:style-name="Standard">empathie 2 (émotions)</text:p>
      <text:p text:style-name="Standard">expression 1</text:p>
      <text:p text:style-name="Standard">Persuasion 1</text:p>
      <text:p text:style-name="Standard">entregent 2</text:p>
      <text:p text:style-name="P2">connaissance de la rue 1</text:p>
      <text:p text:style-name="Standard">Science infuse 4</text:p>
      <text:p text:style-name="Standard">Mentor</text:p>
      <text:p text:style-name="P2">Contact</text:p>
      <text:p text:style-name="Standard">renommé</text:p>
      <text:p text:style-name="Standard">honneur 1</text:p>
      <text:p text:style-name="P2">Sagesse 2</text:p>
      <text:p text:style-name="Standard"/>
      <text:p text:style-name="P3">Le flic:</text:p>
      <text:p text:style-name="Standard">intelligence : 3</text:p>
      <text:p text:style-name="Standard">astuce: 3</text:p>
      <text:p text:style-name="Standard">résolution : 2</text:p>
      <text:p text:style-name="Standard">force 2</text:p>
      <text:p text:style-name="Standard">Dexterité: 2</text:p>
      <text:p text:style-name="Standard">vigueur 2</text:p>
      <text:p text:style-name="Standard">presence 2</text:p>
      <text:p text:style-name="Standard">manipulation 3</text:p>
      <text:p text:style-name="P2">calme 3</text:p>
      <text:p text:style-name="Standard">erudition 2 (droit)</text:p>
      <text:p text:style-name="P1">occultisme 1</text:p>
      <text:p text:style-name="P1">Politiquen1</text:p>
      <text:p text:style-name="Standard"/>
      <text:p text:style-name="Standard">Armes a feu 2 (pistolet)</text:p>
      <text:p text:style-name="Standard">Sport 1</text:p>
      <text:p text:style-name="Standard">Bagarrre 1</text:p>
      <text:p text:style-name="Standard">conduite 2</text:p>
      <text:p text:style-name="Standard">Survie 2</text:p>
      <text:p text:style-name="Standard"/>
      <text:p text:style-name="Standard">Empathie 2</text:p>
      <text:p text:style-name="Standard">Expression 3</text:p>
      <text:p text:style-name="Standard">intimidation (uniforme) 2</text:p>
      <text:p text:style-name="Standard">Persuasion 2</text:p>
      <text:p text:style-name="Standard">entregent 2</text:p>
      <text:p text:style-name="P2"/>
      <text:p text:style-name="Standard">mémoire eidétique 2</text:p>
      <text:p text:style-name="Standard">bon sens 4</text:p>
      <text:p text:style-name="P2">statut (ville) 1 </text:p>
      <text:p text:style-name="Standard"/>
      <text:p text:style-name="Standard">renommé</text:p>
      <text:p text:style-name="Standard">pureté 1</text:p>
      <text:p text:style-name="P2">honneur 2</text:p>
      <text:p text:style-name="Standard"/>
      <text:p text:style-name="P3">Violoniste:</text:p>
      <text:p text:style-name="Standard">intelligence : 3</text:p>
      <text:p text:style-name="Standard">astuce: 3</text:p>
      <text:p text:style-name="Standard">résolution : 2</text:p>
      <text:p text:style-name="Standard">force 1</text:p>
      <text:p text:style-name="Standard">Dexterité: 3</text:p>
      <text:p text:style-name="Standard">vigueur 2</text:p>
      <text:p text:style-name="Standard">presence 3</text:p>
      <text:p text:style-name="Standard">manipulation 3</text:p>
      <text:p text:style-name="P2">calme 2</text:p>
      <text:p text:style-name="Standard">Artisanat (instruments) 1</text:p>
      <text:p text:style-name="Standard">erudition 1</text:p>
      <text:p text:style-name="Standard">investigation 3</text:p>
      <text:p text:style-name="Standard">occultismen 2</text:p>
      <text:p text:style-name="Standard"/>
      <text:p text:style-name="Standard">Sport 1</text:p>
      <text:p text:style-name="Standard">Bagarrre 1</text:p>
      <text:p text:style-name="Standard">conduite 1 (sport)</text:p>
      <text:p text:style-name="Standard">larcin 1</text:p>
      <text:p text:style-name="Standard"/>
      <text:p text:style-name="Standard">empathie 2</text:p>
      <text:p text:style-name="Standard">expression <text:s/>4 (danse) </text:p>
      <text:p text:style-name="Standard">Persuasion 1</text:p>
      <text:p text:style-name="Standard">entregent 3</text:p>
      <text:p text:style-name="P2">subterfuge 1</text:p>
      <text:p text:style-name="Standard">6eme sens <text:s/>2</text:p>
      <text:p text:style-name="Standard">Ambidestre 3 </text:p>
      <text:p text:style-name="P2">beauté fatale 2</text:p>
      <text:p text:style-name="Standard"/>
      <text:p text:style-name="Standard"/>
      <text:p text:style-name="Standard">renommé</text:p>
      <text:p text:style-name="Standard">gloire 2</text:p>
      <text:p text:style-name="P2">ruse 1</text:p>
      <text:p text:style-name="Standard"/>
      <text:p text:style-name="P3">Rugbymen</text:p>
      <text:p text:style-name="Standard">intelligence : 1</text:p>
      <text:p text:style-name="Standard">astuce: 2</text:p>
      <text:p text:style-name="Standard">résolution : 3</text:p>
      <text:p text:style-name="Standard">force 4</text:p>
      <text:p text:style-name="Standard">Dexterité: 2</text:p>
      <text:p text:style-name="Standard">vigueur 3</text:p>
      <text:p text:style-name="Standard">presence 2</text:p>
      <text:p text:style-name="Standard">manipulation 2</text:p>
      <text:p text:style-name="P2">calme 3</text:p>
      <text:p text:style-name="Standard">artisanat 2</text:p>
      <text:p text:style-name="Standard">medecine 1 (premier soins)</text:p>
      <text:p text:style-name="Standard">Sport 4</text:p>
      <text:p text:style-name="Standard">Bagarrre 3</text:p>
      <text:p text:style-name="Standard">conduite 2</text:p>
      <text:p text:style-name="Standard">Survie 2</text:p>
      <text:p text:style-name="Standard"/>
      <text:p text:style-name="Standard">Empathie (motivation) 1</text:p>
      <text:p text:style-name="Standard">intimidation 3</text:p>
      <text:p text:style-name="Standard">Persuasion 2</text:p>
      <text:p text:style-name="Standard">entregent 1 (alcool)</text:p>
      <text:p text:style-name="P2"/>
      <text:p text:style-name="Standard">Dos musclé 1</text:p>
      <text:p text:style-name="Standard">santé de fer</text:p>
      <text:p text:style-name="Standard">sprinteur</text:p>
      <text:p text:style-name="P2">pillier de bar</text:p>
      <text:p text:style-name="Standard"/>
      <text:p text:style-name="Standard">renommé</text:p>
      <text:p text:style-name="Standard">pureté 1</text:p>
      <text:p text:style-name="P2">ruse 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aud Guezennec</meta:initial-creator>
    <meta:creation-date>2010-09-24T21:10:33</meta:creation-date>
    <dc:date>2010-09-24T22:25:04</dc:date>
    <dc:creator>Renaud Guezennec</dc:creator>
    <meta:editing-duration>PT01H14M31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5" meta:paragraph-count="148" meta:word-count="338" meta:character-count="1835"/>
  </office:meta>
</office:document-meta>
</file>